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mmi91" svg:font-family="cmmi9"/>
    <style:font-face style:name="cmr101" svg:font-family="cmr10"/>
    <style:font-face style:name="cmr91" svg:font-family="cmr9"/>
    <style:font-face style:name="dcr101" svg:font-family="dcr10"/>
    <style:font-face style:name="Liberation Serif1" svg:font-family="'Liberation Serif'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052" svg:font-family="P052" style:font-pitch="variable"/>
    <style:font-face style:name="cmmi9" svg:font-family="cmmi9" style:font-pitch="variable"/>
    <style:font-face style:name="cmr10" svg:font-family="cmr10" style:font-pitch="variable"/>
    <style:font-face style:name="cmr9" svg:font-family="cmr9" style:font-pitch="variable"/>
    <style:font-face style:name="dcr10" svg:font-family="dc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hidden"/>
    </style:style>
    <style:style style:name="gr2" style:family="graphic" style:parent-style-name="standard">
      <style:graphic-properties draw:stroke="solid" svg:stroke-width="0.018cm" svg:stroke-color="#404040" svg:stroke-opacity="100%" draw:stroke-linejoin="round" svg:stroke-linecap="round" draw:fill="none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svg:stroke-color="#404040" draw:marker-start="Marker_5f_0" draw:marker-start-width="0.299cm" svg:stroke-opacity="100%" draw:stroke-linejoin="round" svg:stroke-linecap="round" draw:fill="none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26cm" svg:stroke-color="#404040" draw:marker-start="Marker_5f_0" draw:marker-start-width="0.321cm" svg:stroke-opacity="100%" draw:stroke-linejoin="round" svg:stroke-linecap="round" draw:fill="none" fo:padding-top="0.138cm" fo:padding-bottom="0.138cm" fo:padding-left="0.263cm" fo:padding-right="0.263cm"/>
    </style:style>
    <style:style style:name="gr5" style:family="graphic" style:parent-style-name="standard">
      <style:graphic-properties draw:stroke="none" draw:fill="none" draw:textarea-vertical-align="middle" fo:min-height="0.595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solid" svg:stroke-width="0.018cm" svg:stroke-color="#404040" draw:marker-end="Marker_5f_0" draw:marker-end-width="0.299cm" svg:stroke-opacity="100%" draw:stroke-linejoin="round" svg:stroke-linecap="round" draw:fill="none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dash" draw:stroke-dash="Dash_5f_0" svg:stroke-width="0.009cm" svg:stroke-color="#40404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9" style:family="graphic" style:parent-style-name="standard">
      <style:graphic-properties draw:stroke="none" draw:fill="none" draw:textarea-vertical-align="middle" fo:min-height="1.275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gradient" draw:fill-gradient-name="Gradient_5f_1" draw:shadow="hidden"/>
    </style:style>
    <style:style style:name="gr11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none" draw:fill="none" draw:textarea-vertical-align="middle" fo:min-height="0.491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Dash_5f_1" svg:stroke-width="0.035cm" svg:stroke-color="#404040" svg:stroke-opacity="100%" draw:stroke-linejoin="round" svg:stroke-linecap="round" draw:fill="none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Dash_5f_1" svg:stroke-width="0.009cm" svg:stroke-color="#40404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16" style:family="graphic" style:parent-style-name="standard">
      <style:graphic-properties draw:stroke="none" draw:fill="none" draw:textarea-vertical-align="middle" fo:min-height="0.341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none" draw:fill="none" fo:min-height="0.286cm"/>
      <style:paragraph-properties style:writing-mode="lr-tb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  <style:text-properties style:font-name="P052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gradient" draw:fill-gradient-name="Gradient_5f_1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P052"/>
    </style:style>
    <style:style style:name="T1" style:family="text">
      <style:text-properties fo:color="#000000" style:font-name="P052" fo:font-size="14pt" style:font-name-asian="dcr101" style:font-size-asian="14pt" style:font-name-complex="dcr101" style:font-size-complex="14pt"/>
    </style:style>
    <style:style style:name="T2" style:family="text">
      <style:text-properties fo:color="#000000" style:font-name="Calibri1" fo:font-size="18pt" style:font-name-asian="Calibri1" style:font-size-asian="18pt" style:font-name-complex="Calibri1" style:font-size-complex="18pt"/>
    </style:style>
    <style:style style:name="T3" style:family="text">
      <style:text-properties fo:color="#000000" style:font-name="P052" fo:font-size="14pt" fo:font-weight="bold" style:font-name-asian="cmr91" style:font-size-asian="14pt" style:font-weight-asian="bold" style:font-name-complex="cmr91" style:font-size-complex="14pt" style:font-weight-complex="bold"/>
    </style:style>
    <style:style style:name="T4" style:family="text">
      <style:text-properties fo:color="#000000" style:font-name="P052" fo:font-size="14pt" style:font-name-asian="cmr91" style:font-size-asian="14pt" style:font-name-complex="cmr91" style:font-size-complex="14pt"/>
    </style:style>
    <style:style style:name="T5" style:family="text">
      <style:text-properties fo:color="#000000" style:text-position="-33% 58%" style:font-name="P052" fo:font-size="14pt" fo:font-weight="bold" style:font-name-asian="cmmi91" style:font-size-asian="14pt" style:font-weight-asian="bold" style:font-name-complex="cmmi91" style:font-size-complex="14pt" style:font-weight-complex="bold"/>
    </style:style>
    <style:style style:name="T6" style:family="text">
      <style:text-properties fo:color="#000000" style:font-name="P052" fo:font-size="8pt" style:font-name-asian="Liberation Serif1" style:font-size-asian="8pt" style:font-name-complex="Liberation Serif1" style:font-size-complex="8pt"/>
    </style:style>
    <style:style style:name="T7" style:family="text">
      <style:text-properties fo:color="#000000" style:font-name="P052" fo:font-size="8pt" fo:font-weight="bold" style:font-name-asian="cmr101" style:font-size-asian="8pt" style:font-weight-asian="bold" style:font-name-complex="cmr10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g>
          <draw:path draw:style-name="gr1" draw:text-style-name="P1" draw:layer="layout" svg:width="0.9cm" svg:height="0.9cm" svg:x="1.804cm" svg:y="2.442cm" svg:viewBox="0 0 901 901" svg:d="M0 451c0-79 21-157 60-225 40-69 97-126 165-165 69-40 146-61 226-61 79 0 156 21 225 61 68 39 125 96 165 165 39 68 60 146 60 225s-21 157-60 225c-40 69-97 126-165 165-69 40-146 60-225 60-80 0-157-20-226-60-68-39-125-96-165-165-39-68-60-146-60-225z">
            <text:p/>
          </draw:path>
          <draw:path draw:style-name="gr2" draw:text-style-name="P2" draw:layer="layout" svg:width="0.9cm" svg:height="0.9cm" svg:x="1.804cm" svg:y="2.442cm" svg:viewBox="0 0 901 901" svg:d="M0 451c0-79 21-157 60-225 40-69 97-126 165-165 69-40 146-61 226-61 79 0 156 21 225 61 68 39 125 96 165 165 39 68 60 146 60 225s-21 157-60 225c-40 69-97 126-165 165-69 40-146 60-225 60-80 0-157-20-226-60-68-39-125-96-165-165-39-68-60-146-60-225z">
            <text:p/>
          </draw:path>
        </draw:g>
        <draw:g>
          <draw:path draw:style-name="gr1" draw:text-style-name="P1" draw:layer="layout" svg:width="0.9cm" svg:height="0.9cm" svg:x="1.804cm" svg:y="5.942cm" svg:viewBox="0 0 901 901" svg:d="M0 451c0-79 21-157 60-225 40-69 97-126 165-165 69-40 146-61 226-61 79 0 156 21 225 61 68 39 125 96 165 165 39 68 60 146 60 225s-21 157-60 225c-40 69-97 126-165 165-69 40-146 60-225 60-80 0-157-20-226-60-68-39-125-96-165-165-39-68-60-146-60-225z">
            <text:p/>
          </draw:path>
          <draw:path draw:style-name="gr2" draw:text-style-name="P2" draw:layer="layout" svg:width="0.9cm" svg:height="0.9cm" svg:x="1.804cm" svg:y="5.942cm" svg:viewBox="0 0 901 901" svg:d="M0 451c0-79 21-157 60-225 40-69 97-126 165-165 69-40 146-61 226-61 79 0 156 21 225 61 68 39 125 96 165 165 39 68 60 146 60 225s-21 157-60 225c-40 69-97 126-165 165-69 40-146 60-225 60-80 0-157-20-226-60-68-39-125-96-165-165-39-68-60-146-60-225z">
            <text:p/>
          </draw:path>
        </draw:g>
        <draw:g>
          <draw:path draw:style-name="gr1" draw:text-style-name="P1" draw:layer="layout" svg:width="0.9cm" svg:height="0.9cm" svg:x="6.073cm" svg:y="0.842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  <draw:path draw:style-name="gr2" draw:text-style-name="P2" draw:layer="layout" svg:width="0.9cm" svg:height="0.9cm" svg:x="6.073cm" svg:y="0.842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</draw:g>
        <draw:g>
          <draw:path draw:style-name="gr1" draw:text-style-name="P1" draw:layer="layout" svg:width="0.9cm" svg:height="0.9cm" svg:x="6.073cm" svg:y="2.089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  <draw:path draw:style-name="gr2" draw:text-style-name="P2" draw:layer="layout" svg:width="0.9cm" svg:height="0.9cm" svg:x="6.073cm" svg:y="2.089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</draw:g>
        <draw:g>
          <draw:path draw:style-name="gr1" draw:text-style-name="P1" draw:layer="layout" svg:width="0.9cm" svg:height="0.9cm" svg:x="6.073cm" svg:y="7.342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  <draw:path draw:style-name="gr2" draw:text-style-name="P2" draw:layer="layout" svg:width="0.9cm" svg:height="0.9cm" svg:x="6.073cm" svg:y="7.342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</draw:g>
        <draw:g>
          <draw:path draw:style-name="gr1" draw:text-style-name="P1" draw:layer="layout" svg:width="0.9cm" svg:height="0.9cm" svg:x="6.073cm" svg:y="5.942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  <draw:path draw:style-name="gr2" draw:text-style-name="P2" draw:layer="layout" svg:width="0.9cm" svg:height="0.9cm" svg:x="6.073cm" svg:y="5.942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</draw:g>
        <draw:g>
          <draw:path draw:style-name="gr1" draw:text-style-name="P1" draw:layer="layout" svg:width="0.9cm" svg:height="0.9cm" svg:x="10.604cm" svg:y="3.342cm" svg:viewBox="0 0 901 901" svg:d="M0 451c0-79 21-157 60-225 40-69 97-126 165-165 69-40 146-61 226-61 79 0 156 21 225 61 68 39 125 96 165 165 39 68 60 146 60 225s-21 157-60 225c-40 69-97 126-165 165-69 40-146 60-225 60-80 0-157-20-226-60-68-39-125-96-165-165-39-68-60-146-60-225z">
            <text:p/>
          </draw:path>
          <draw:path draw:style-name="gr2" draw:text-style-name="P2" draw:layer="layout" svg:width="0.9cm" svg:height="0.9cm" svg:x="10.604cm" svg:y="3.342cm" svg:viewBox="0 0 901 901" svg:d="M0 451c0-79 21-157 60-225 40-69 97-126 165-165 69-40 146-61 226-61 79 0 156 21 225 61 68 39 125 96 165 165 39 68 60 146 60 225s-21 157-60 225c-40 69-97 126-165 165-69 40-146 60-225 60-80 0-157-20-226-60-68-39-125-96-165-165-39-68-60-146-60-225z">
            <text:p/>
          </draw:path>
        </draw:g>
        <draw:g>
          <draw:path draw:style-name="gr1" draw:text-style-name="P1" draw:layer="layout" svg:width="0.9cm" svg:height="0.9cm" svg:x="10.604cm" svg:y="4.942cm" svg:viewBox="0 0 901 901" svg:d="M0 451c0-79 21-157 60-225 40-69 97-126 165-165 69-40 146-61 226-61 79 0 156 21 225 61 68 39 125 96 165 165 39 68 60 146 60 225s-21 157-60 225c-40 69-97 126-165 165-69 40-146 60-225 60-80 0-157-20-226-60-68-39-125-96-165-165-39-68-60-146-60-225z">
            <text:p/>
          </draw:path>
          <draw:path draw:style-name="gr2" draw:text-style-name="P2" draw:layer="layout" svg:width="0.9cm" svg:height="0.9cm" svg:x="10.604cm" svg:y="4.942cm" svg:viewBox="0 0 901 901" svg:d="M0 451c0-79 21-157 60-225 40-69 97-126 165-165 69-40 146-61 226-61 79 0 156 21 225 61 68 39 125 96 165 165 39 68 60 146 60 225s-21 157-60 225c-40 69-97 126-165 165-69 40-146 60-225 60-80 0-157-20-226-60-68-39-125-96-165-165-39-68-60-146-60-225z">
            <text:p/>
          </draw:path>
        </draw:g>
        <draw:path draw:style-name="gr3" draw:text-style-name="P2" draw:layer="layout" svg:width="3.631cm" svg:height="2.5cm" svg:x="6.973cm" svg:y="1.292cm" svg:viewBox="0 0 3632 2501" svg:d="M3632 2501c-750 0-850-2452-3632-2501">
          <text:p/>
        </draw:path>
        <draw:path draw:style-name="gr3" draw:text-style-name="P2" draw:layer="layout" svg:width="3.631cm" svg:height="2.4cm" svg:x="6.973cm" svg:y="5.392cm" svg:viewBox="0 0 3632 2401" svg:d="M3632 0c-1151 1950-2883 2401-3632 2401">
          <text:p/>
        </draw:path>
        <draw:line draw:style-name="gr4" draw:text-style-name="P2" draw:layer="layout" svg:x1="13.854cm" svg:y1="3.542cm" svg:x2="13.854cm" svg:y2="1.842cm">
          <text:p/>
        </draw:line>
        <draw:frame draw:style-name="gr5" draw:text-style-name="P4" draw:layer="layout" svg:width="3.7cm" svg:height="0.737cm" svg:x="12.867cm" svg:y="1.153cm">
          <draw:text-box>
            <text:p text:style-name="P3"><text:span text:style-name="T1">Sinais desejados</text:span></text:p>
          </draw:text-box>
        </draw:frame>
        <draw:path draw:style-name="gr6" draw:text-style-name="P2" draw:layer="layout" svg:width="3.369cm" svg:height="1.6cm" svg:x="2.704cm" svg:y="1.292cm" svg:viewBox="0 0 3370 1601" svg:d="M0 1601c2251-751 2620-1601 3370-1601">
          <text:p/>
        </draw:path>
        <draw:path draw:style-name="gr6" draw:text-style-name="P2" draw:layer="layout" svg:width="3.369cm" svg:height="3.853cm" svg:x="2.704cm" svg:y="2.539cm" svg:viewBox="0 0 3370 3854" svg:d="M0 3854c1850-1451 1715-2338 2241-3067 303-420 827-787 1129-787">
          <text:p/>
        </draw:path>
        <draw:path draw:style-name="gr6" draw:text-style-name="P2" draw:layer="layout" svg:width="3.369cm" svg:height="3.542cm" svg:x="2.704cm" svg:y="2.892cm" svg:viewBox="0 0 3370 3543" svg:d="M0 0c1750 1050 1774 1961 2190 2747 261 494 677 939 1180 753">
          <text:p/>
        </draw:path>
        <draw:path draw:style-name="gr6" draw:text-style-name="P2" draw:layer="layout" svg:width="3.369cm" svg:height="1.4cm" svg:x="2.704cm" svg:y="6.392cm" svg:viewBox="0 0 3370 1401" svg:d="M0 0c1750 951 2301 1401 3370 1401">
          <text:p/>
        </draw:path>
        <draw:frame draw:style-name="gr5" draw:text-style-name="P4" draw:layer="layout" svg:width="2.05cm" svg:height="0.737cm" svg:x="1.229cm" svg:y="1.48cm">
          <draw:text-box>
            <text:p text:style-name="P3"><text:span text:style-name="T1">Entrada</text:span></text:p>
          </draw:text-box>
        </draw:frame>
        <draw:frame draw:style-name="gr5" draw:text-style-name="P5" draw:layer="layout" svg:width="2.1cm" svg:height="0.737cm" svg:x="10.073cm" svg:y="2.449cm">
          <draw:text-box>
            <text:p text:style-name="P3"><text:span text:style-name="T1">Saída</text:span></text:p>
          </draw:text-box>
        </draw:frame>
        <draw:frame draw:style-name="gr7" draw:text-style-name="P5" draw:layer="layout" svg:width="1cm" svg:height="1cm" svg:x="6.025cm" svg:y="3.16cm">
          <draw:text-box>
            <text:p text:style-name="P3"><text:span text:style-name="T2">⁞ </text:span></text:p>
          </draw:text-box>
        </draw:frame>
        <draw:path draw:style-name="gr6" draw:text-style-name="P2" draw:layer="layout" svg:width="3.631cm" svg:height="1.253cm" svg:x="6.973cm" svg:y="2.539cm" svg:viewBox="0 0 3632 1254" svg:d="M0 0c2882 0 2882 1254 3632 1254">
          <text:p/>
        </draw:path>
        <draw:path draw:style-name="gr6" draw:text-style-name="P2" draw:layer="layout" svg:width="3.631cm" svg:height="0.999cm" svg:x="6.973cm" svg:y="5.392cm" svg:viewBox="0 0 3632 1000" svg:d="M0 1000c749 0 2281 51 3632-1000">
          <text:p/>
        </draw:path>
        <draw:path draw:style-name="gr6" draw:text-style-name="P2" draw:layer="layout" svg:width="3.631cm" svg:height="2.853cm" svg:x="6.973cm" svg:y="2.539cm" svg:viewBox="0 0 3632 2854" svg:d="M0 0c432 0 685 452 948 873 407 654 833 1230 2684 1981">
          <text:p/>
        </draw:path>
        <draw:path draw:style-name="gr6" draw:text-style-name="P2" draw:layer="layout" svg:width="3.631cm" svg:height="2.6cm" svg:x="6.973cm" svg:y="3.792cm" svg:viewBox="0 0 3632 2601" svg:d="M0 2601c981-1251 1744-1391 2369-1824 452-313 831-777 1263-777">
          <text:p/>
        </draw:path>
        <draw:frame draw:style-name="gr5" draw:text-style-name="P4" draw:layer="layout" svg:width="9.021cm" svg:height="0.737cm" svg:x="2.054cm" svg:y="0.124cm">
          <draw:text-box>
            <text:p text:style-name="P3"><text:span text:style-name="T1">Camada Intermediária / Reservatório</text:span></text:p>
          </draw:text-box>
        </draw:frame>
        <draw:path draw:style-name="gr8" draw:text-style-name="P2" draw:layer="layout" svg:width="1.3cm" svg:height="3.853cm" svg:x="5.857cm" svg:y="2.539cm" svg:viewBox="0 0 1301 3854" svg:d="M1118 0c281 602 203 982 8 1292-206 327-540 578-723 805-192 235-221 445-326 819-72 256-179 588 139 938">
          <text:p/>
        </draw:path>
        <draw:path draw:style-name="gr8" draw:text-style-name="P2" draw:layer="layout" svg:width="1.034cm" svg:height="0.97cm" svg:x="5.987cm" svg:y="7.792cm" svg:viewBox="0 0 1035 971" svg:d="M988 0c0 0 176 644-153 875-184 129-525 129-692-7-284-233-57-868-57-868">
          <text:p/>
        </draw:path>
        <draw:path draw:style-name="gr8" draw:text-style-name="P2" draw:layer="layout" svg:width="1.451cm" svg:height="5.1cm" svg:x="5.653cm" svg:y="1.292cm" svg:viewBox="0 0 1452 5101" svg:d="M1321 5101c281-550 54-1161-137-1527-440-839-697-380-1005-1368-179-579-377-1657 241-2206">
          <text:p/>
        </draw:path>
        <draw:line draw:style-name="gr3" draw:text-style-name="P2" draw:layer="layout" svg:x1="1.803cm" svg:y1="2.892cm" svg:x2="0.254cm" svg:y2="2.892cm">
          <text:p/>
        </draw:line>
        <draw:line draw:style-name="gr3" draw:text-style-name="P2" draw:layer="layout" svg:x1="1.803cm" svg:y1="6.392cm" svg:x2="0.254cm" svg:y2="6.392cm">
          <text:p/>
        </draw:line>
        <draw:frame draw:style-name="gr9" draw:text-style-name="P4" draw:layer="layout" svg:width="1.7cm" svg:height="1.417cm" svg:x="0.254cm" svg:y="3.925cm">
          <draw:text-box>
            <text:p text:style-name="P3"><text:span text:style-name="T3">x</text:span><text:span text:style-name="T4">(n)</text:span></text:p>
          </draw:text-box>
        </draw:frame>
        <draw:frame draw:style-name="gr9" draw:text-style-name="P4" draw:layer="layout" svg:width="1.7cm" svg:height="1.417cm" svg:x="11.548cm" svg:y="3.922cm">
          <draw:text-box>
            <text:p text:style-name="P3"><text:span text:style-name="T3">y</text:span><text:span text:style-name="T4">(n)</text:span></text:p>
          </draw:text-box>
        </draw:frame>
        <draw:frame draw:style-name="gr7" draw:text-style-name="P4" draw:layer="layout" svg:width="1.4cm" svg:height="1cm" svg:x="3.596cm" svg:y="2.922cm">
          <draw:text-box>
            <text:p text:style-name="P3"><text:span text:style-name="T3">W</text:span><text:span text:style-name="T5">in</text:span></text:p>
          </draw:text-box>
        </draw:frame>
        <draw:frame draw:style-name="gr7" draw:text-style-name="P4" draw:layer="layout" svg:width="1.4cm" svg:height="1cm" svg:x="5.823cm" svg:y="4.942cm">
          <draw:text-box>
            <text:p text:style-name="P3"><text:span text:style-name="T3">W</text:span></text:p>
          </draw:text-box>
        </draw:frame>
        <draw:frame draw:style-name="gr7" draw:text-style-name="P4" draw:layer="layout" svg:width="1.4cm" svg:height="1cm" svg:x="8.069cm" svg:y="3.042cm">
          <draw:text-box>
            <text:p text:style-name="P3"><text:span text:style-name="T3">W</text:span><text:span text:style-name="T5">out</text:span></text:p>
          </draw:text-box>
        </draw:frame>
        <draw:path draw:style-name="gr6" draw:text-style-name="P2" draw:layer="layout" svg:width="3.631cm" svg:height="4.1cm" svg:x="6.973cm" svg:y="1.292cm" svg:viewBox="0 0 3632 4101" svg:d="M0 0c749 0 749 930 749 1862 0 1119 0 2239 2883 2239">
          <text:p/>
        </draw:path>
        <draw:path draw:style-name="gr6" draw:text-style-name="P2" draw:layer="layout" svg:width="3.631cm" svg:height="4cm" svg:x="6.973cm" svg:y="3.792cm" svg:viewBox="0 0 3632 4001" svg:d="M0 4001c780-2951 615-3252 1460-3583 519-203 1422-418 2172-418">
          <text:p/>
        </draw:path>
        <draw:frame draw:style-name="gr5" draw:text-style-name="P4" draw:layer="layout" svg:width="2.1cm" svg:height="0.737cm" svg:x="10.604cm" svg:y="7.524cm">
          <draw:text-box>
            <text:p text:style-name="P3"><text:span text:style-name="T1">Erro</text:span></text:p>
          </draw:text-box>
        </draw:frame>
        <draw:line draw:style-name="gr4" draw:text-style-name="P2" draw:layer="layout" svg:x1="15.554cm" svg:y1="5.141cm" svg:x2="15.554cm" svg:y2="1.842cm">
          <text:p/>
        </draw:line>
        <draw:g>
          <draw:g>
            <draw:path draw:style-name="gr10" draw:text-style-name="P6" draw:layer="layout" svg:width="0.5cm" svg:height="0.485cm" svg:x="13.624cm" svg:y="3.535cm" svg:viewBox="0 0 501 486" svg:d="M0 251c0-44 12-87 34-125s53-70 91-92 82-34 125-34c44 0 88 12 126 34s69 54 91 92 34 81 34 125c-2 39-14 76-33 110-22 38-54 69-92 92-38 22-81 33-125 33-45 0-88-11-126-33-38-23-70-54-92-92-19-34-31-71-33-110z">
              <text:p/>
            </draw:path>
            <draw:path draw:style-name="gr11" draw:text-style-name="P2" draw:layer="layout" svg:width="0.5cm" svg:height="0.485cm" svg:x="13.624cm" svg:y="3.535cm" svg:viewBox="0 0 501 486" svg:d="M0 251c0-44 12-87 34-125s53-70 91-92 82-34 125-34c44 0 88 12 126 34s69 54 91 92 34 81 34 125c-2 39-14 76-33 110-22 38-54 69-92 92-38 22-81 33-125 33-45 0-88-11-126-33-38-23-70-54-92-92-19-34-31-71-33-110z">
              <text:p/>
            </draw:path>
          </draw:g>
          <draw:frame draw:style-name="gr12" draw:text-style-name="P7" draw:layer="layout" svg:width="0.493cm" svg:height="0.633cm" svg:x="13.614cm" svg:y="3.47cm">
            <draw:text-box>
              <text:p text:style-name="P3"><text:span text:style-name="T6">Σ</text:span></text:p>
            </draw:text-box>
          </draw:frame>
        </draw:g>
        <draw:g>
          <draw:g>
            <draw:path draw:style-name="gr10" draw:text-style-name="P6" draw:layer="layout" svg:width="0.5cm" svg:height="0.485cm" svg:x="15.303cm" svg:y="5.135cm" svg:viewBox="0 0 501 486" svg:d="M0 251c0-44 12-87 34-125s53-70 91-92 82-34 125-34c44 0 88 12 126 34s69 54 91 92 34 81 34 125c-2 39-14 76-33 110-22 38-54 69-92 92-38 22-81 33-125 33-45 0-88-11-126-33-38-23-70-54-92-92-19-34-31-71-33-110z">
              <text:p/>
            </draw:path>
            <draw:path draw:style-name="gr11" draw:text-style-name="P2" draw:layer="layout" svg:width="0.5cm" svg:height="0.485cm" svg:x="15.303cm" svg:y="5.135cm" svg:viewBox="0 0 501 486" svg:d="M0 251c0-44 12-87 34-125s53-70 91-92 82-34 125-34c44 0 88 12 126 34s69 54 91 92 34 81 34 125c-2 39-14 76-33 110-22 38-54 69-92 92-38 22-81 33-125 33-45 0-88-11-126-33-38-23-70-54-92-92-19-34-31-71-33-110z">
              <text:p/>
            </draw:path>
          </draw:g>
        </draw:g>
        <draw:path draw:style-name="gr13" draw:text-style-name="P2" draw:layer="layout" svg:width="2.098cm" svg:height="0cm" svg:x="11.504cm" svg:y="3.792cm" svg:viewBox="0 0 2099 0" svg:d="M0 0c524 0 1574 0 2099 0">
          <text:p/>
        </draw:path>
        <draw:line draw:style-name="gr13" draw:text-style-name="P2" draw:layer="layout" svg:x1="11.504cm" svg:y1="5.392cm" svg:x2="15.303cm" svg:y2="5.392cm">
          <text:p/>
        </draw:line>
        <draw:polyline draw:style-name="gr14" draw:text-style-name="P2" draw:layer="layout" svg:width="7.3cm" svg:height="2.7cm" svg:x="8.254cm" svg:y="5.642cm" svg:viewBox="0 0 7301 2701" draw:points="7301,0 7301,2701 0,2701">
          <text:p/>
        </draw:polyline>
        <draw:path draw:style-name="gr14" draw:text-style-name="P2" draw:layer="layout" svg:width="0cm" svg:height="4.299cm" svg:x="13.854cm" svg:y="4.042cm" svg:viewBox="0 0 0 4300" svg:d="M0 0c0 1075 0 3225 0 4300">
          <text:p/>
        </draw:path>
        <draw:line draw:style-name="gr15" draw:text-style-name="P2" draw:layer="layout" svg:x1="8.354cm" svg:y1="8.343cm" svg:x2="10.255cm" svg:y2="1.342cm">
          <text:p/>
        </draw:line>
        <draw:frame draw:style-name="gr16" draw:text-style-name="P4" draw:layer="layout" svg:width="0.42cm" svg:height="0.483cm" svg:x="15.661cm" svg:y="4.669cm">
          <draw:text-box>
            <text:p text:style-name="P3"><text:span text:style-name="T7">+</text:span></text:p>
          </draw:text-box>
        </draw:frame>
        <draw:frame draw:style-name="gr16" draw:text-style-name="P4" draw:layer="layout" svg:width="0.42cm" svg:height="0.483cm" svg:x="14.987cm" svg:y="4.836cm">
          <draw:text-box>
            <text:p text:style-name="P3"><text:span text:style-name="T7">-</text:span></text:p>
          </draw:text-box>
        </draw:frame>
        <draw:frame draw:style-name="gr16" draw:text-style-name="P7" draw:layer="layout" svg:width="0.42cm" svg:height="0.483cm" svg:x="13.971cm" svg:y="3.058cm">
          <draw:text-box>
            <text:p text:style-name="P3"><text:span text:style-name="T7">+</text:span></text:p>
          </draw:text-box>
        </draw:frame>
        <draw:frame draw:style-name="gr16" draw:text-style-name="P4" draw:layer="layout" svg:width="0.42cm" svg:height="0.483cm" svg:x="13.254cm" svg:y="3.301cm">
          <draw:text-box>
            <text:p text:style-name="P3"><text:span text:style-name="T7">-</text:span></text:p>
          </draw:text-box>
        </draw:frame>
        <draw:frame draw:style-name="gr17" draw:text-style-name="P5" draw:layer="layout" svg:width="0.68cm" svg:height="0.536cm" svg:x="15.216cm" svg:y="5.146cm">
          <draw:text-box>
            <text:p><text:span text:style-name="T6">Σ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mmi91" svg:font-family="cmmi9"/>
    <style:font-face style:name="cmr101" svg:font-family="cmr10"/>
    <style:font-face style:name="cmr91" svg:font-family="cmr9"/>
    <style:font-face style:name="dcr101" svg:font-family="dcr10"/>
    <style:font-face style:name="Liberation Serif1" svg:font-family="'Liberation Serif'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052" svg:font-family="P052" style:font-pitch="variable"/>
    <style:font-face style:name="cmmi9" svg:font-family="cmmi9" style:font-pitch="variable"/>
    <style:font-face style:name="cmr10" svg:font-family="cmr10" style:font-pitch="variable"/>
    <style:font-face style:name="cmr9" svg:font-family="cmr9" style:font-pitch="variable"/>
    <style:font-face style:name="dcr10" svg:font-family="dc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5f_0" draw:display-name="Gradient_0" draw:style="linear" draw:start-color="#e1ebf3" draw:end-color="#cbddeb" draw:start-intensity="100%" draw:end-intensity="100%" draw:angle="0" draw:border="0%"/>
    <draw:gradient draw:name="Gradient_5f_1" draw:display-name="Gradient_1" draw:style="linear" draw:start-color="#ffffff" draw:end-color="#f0f0f0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draw:stroke-dash draw:name="Dash_5f_0" draw:display-name="Dash_0" draw:style="round" draw:dots1="1" draw:dots1-length="600%" draw:dots2="1" draw:dots2-length="600%" draw:distance="300%"/>
    <draw:stroke-dash draw:name="Dash_5f_1" draw:display-name="Dash_1" draw:style="round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9T18:04:03.928656165</dc:date>
    <meta:creation-date>2013-07-15T17:24:30Z</meta:creation-date>
    <meta:generator>LibreOffice/6.4.7.2$Linux_X86_64 LibreOffice_project/40$Build-2</meta:generator>
    <meta:editing-duration>PT13M44S</meta:editing-duration>
    <meta:editing-cycles>4</meta:editing-cycles>
    <meta:document-statistic meta:object-count="73"/>
  </office:meta>
</office:document-meta>
</file>